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peline {</text:p>
      <text:p text:style-name="Standard"><text:s text:c="4"/>agent any</text:p>
      <text:p text:style-name="Standard"/>
      <text:p text:style-name="Standard"><text:s text:c="4"/>tools {</text:p>
      <text:p text:style-name="Standard"><text:s text:c="8"/>terraform 'terraform1'</text:p>
      <text:p text:style-name="Standard"><text:s text:c="4"/>} </text:p>
      <text:p text:style-name="Standard"><text:s text:c="4"/>stages{</text:p>
      <text:p text:style-name="Standard"><text:s text:c="8"/>stage('Git Checkout'){</text:p>
      <text:p text:style-name="Standard"><text:s text:c="11"/>steps{</text:p>
      <text:p text:style-name="Standard"><text:s text:c="15"/>git credentialsId: '7c63058b-0280-4888-a00a-a78f587ef6e9', url: 'https://github.com/lindamaijo/forTerraform.git'</text:p>
      <text:p text:style-name="Standard"><text:s text:c="12"/></text:p>
      <text:p text:style-name="Standard"><text:s text:c="11"/>}</text:p>
      <text:p text:style-name="Standard"><text:s text:c="7"/>}</text:p>
      <text:p text:style-name="Standard"><text:s text:c="8"/>stage('Terraform init'){</text:p>
      <text:p text:style-name="Standard"><text:s text:c="11"/>steps{</text:p>
      <text:p text:style-name="Standard"><text:s text:c="15"/>sh 'terraform init'</text:p>
      <text:p text:style-name="Standard"><text:s text:c="12"/></text:p>
      <text:p text:style-name="Standard"><text:s text:c="11"/>}</text:p>
      <text:p text:style-name="Standard"><text:s text:c="7"/>}</text:p>
      <text:p text:style-name="Standard"><text:s text:c="7"/>stage('Terraform apply'){</text:p>
      <text:p text:style-name="Standard"><text:s text:c="11"/>steps{</text:p>
      <text:p text:style-name="Standard"><text:s text:c="15"/>sh 'terraform apply --auto-approve '</text:p>
      <text:p text:style-name="Standard"><text:s text:c="12"/></text:p>
      <text:p text:style-name="Standard"><text:s text:c="11"/>}</text:p>
      <text:p text:style-name="Standard"><text:s text:c="7"/>}</text:p>
      <text:p text:style-name="Standard"><text:s text:c="4"/>}</text:p>
      <text:p text:style-name="Standard">}</text:p>
      <text:p text:style-name="Standard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7:23:36.308798334</meta:creation-date>
    <meta:generator>LibreOffice/6.4.7.2$Linux_X86_64 LibreOffice_project/40$Build-2</meta:generator>
    <dc:date>2022-02-16T17:25:48.255405422</dc:date>
    <meta:editing-duration>PT2M12S</meta:editing-duration>
    <meta:editing-cycles>1</meta:editing-cycles>
    <meta:document-statistic meta:table-count="0" meta:image-count="0" meta:object-count="0" meta:page-count="1" meta:paragraph-count="27" meta:word-count="41" meta:character-count="544" meta:non-whitespace-character-count="303"/>
  </office:meta>
</office:document-meta>
</file>